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helvetica, arial, sans-serif, 'Apple Color Emoji', 'Segoe UI Emoji', 'Segoe UI Symbol'"/>
    <style:font-face style:name="var jp-content-font-family" svg:font-family="'var jp-content-font-family'"/>
  </office:font-face-decls>
  <office:automatic-styles>
    <style:style style:name="P1" style:family="paragraph" style:parent-style-name="Heading_20_3">
      <style:text-properties fo:font-variant="normal" fo:text-transform="none" style:font-name="system-ui" fo:font-size="10.5pt" fo:letter-spacing="normal" fo:font-style="normal" fo:font-weight="normal" officeooo:paragraph-rsid="000dcbb6"/>
    </style:style>
    <style:style style:name="P2" style:family="paragraph" style:parent-style-name="Heading_20_3">
      <style:text-properties officeooo:paragraph-rsid="000dcbb6"/>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system-ui" fo:font-size="10.5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system-ui" fo:font-size="10.5pt" fo:letter-spacing="normal" fo:font-style="normal" fo:font-weight="normal"/>
    </style:style>
    <style:style style:name="P5" style:family="paragraph" style:parent-style-name="Text_20_body">
      <style:text-properties fo:font-variant="normal" fo:text-transform="none" style:font-name="system-ui" fo:font-size="10.5pt" fo:letter-spacing="normal" fo:font-style="normal" fo:font-weight="normal" officeooo:paragraph-rsid="00053cd9"/>
    </style:style>
    <style:style style:name="P6" style:family="paragraph" style:parent-style-name="Text_20_body">
      <style:text-properties fo:font-variant="normal" fo:text-transform="none" style:font-name="system-ui" fo:font-size="10.5pt" fo:letter-spacing="normal" fo:font-style="normal" fo:font-weight="normal" officeooo:rsid="00086a8c" officeooo:paragraph-rsid="00053cd9"/>
    </style:style>
    <style:style style:name="P7" style:family="paragraph" style:parent-style-name="Text_20_body">
      <style:text-properties fo:font-variant="normal" fo:text-transform="none" style:font-name="system-ui" fo:font-size="10.5pt" fo:letter-spacing="normal" fo:font-style="normal" fo:font-weight="normal" officeooo:rsid="00086a8c" officeooo:paragraph-rsid="000dcbb6"/>
    </style:style>
    <style:style style:name="P8" style:family="paragraph" style:parent-style-name="Text_20_body">
      <style:text-properties fo:font-variant="normal" fo:text-transform="none" style:font-name="system-ui" fo:font-size="10.5pt" fo:letter-spacing="normal" fo:font-style="normal" fo:font-weight="normal" officeooo:rsid="00099fb0" officeooo:paragraph-rsid="000dcbb6"/>
    </style:style>
    <style:style style:name="P9" style:family="paragraph" style:parent-style-name="Text_20_body">
      <style:text-properties fo:font-variant="normal" fo:text-transform="none" style:font-name="system-ui" fo:font-size="10.5pt" fo:letter-spacing="normal" fo:font-style="normal" fo:font-weight="normal" officeooo:paragraph-rsid="000dcbb6"/>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03a851"/>
    </style:style>
    <style:style style:name="P11" style:family="paragraph" style:parent-style-name="Text_20_body">
      <style:paragraph-properties fo:margin-left="0cm" fo:margin-right="0cm" fo:text-align="start" style:justify-single-word="false" fo:orphans="2" fo:widows="2" fo:text-indent="0cm" style:auto-text-indent="false"/>
    </style:style>
    <style:style style:name="P12" style:family="paragraph" style:parent-style-name="Text_20_body" style:list-style-name="L9">
      <style:paragraph-properties fo:margin-top="0cm" fo:margin-bottom="0cm" style:contextual-spacing="false"/>
      <style:text-properties officeooo:paragraph-rsid="000dcbb6"/>
    </style:style>
    <style:style style:name="P13" style:family="paragraph" style:parent-style-name="Text_20_body" style:list-style-name="L9">
      <style:text-properties officeooo:paragraph-rsid="000dcbb6"/>
    </style:style>
    <style:style style:name="P14" style:family="paragraph" style:parent-style-name="Text_20_body" style:list-style-name="L10">
      <style:paragraph-properties fo:margin-top="0cm" fo:margin-bottom="0cm" style:contextual-spacing="false"/>
      <style:text-properties officeooo:paragraph-rsid="000dcbb6"/>
    </style:style>
    <style:style style:name="P15" style:family="paragraph" style:parent-style-name="Text_20_body" style:list-style-name="L10">
      <style:text-properties officeooo:paragraph-rsid="000dcbb6"/>
    </style:style>
    <style:style style:name="P16" style:family="paragraph" style:parent-style-name="Text_20_body" style:list-style-name="L11">
      <style:paragraph-properties fo:margin-top="0cm" fo:margin-bottom="0cm" style:contextual-spacing="false"/>
      <style:text-properties officeooo:paragraph-rsid="000dcbb6"/>
    </style:style>
    <style:style style:name="P17" style:family="paragraph" style:parent-style-name="Text_20_body" style:list-style-name="L11">
      <style:text-properties officeooo:paragraph-rsid="000dcbb6"/>
    </style:style>
    <style:style style:name="P18" style:family="paragraph" style:parent-style-name="Text_20_body" style:list-style-name="L12">
      <style:paragraph-properties fo:margin-top="0cm" fo:margin-bottom="0cm" style:contextual-spacing="false"/>
      <style:text-properties officeooo:paragraph-rsid="000dcbb6"/>
    </style:style>
    <style:style style:name="P19" style:family="paragraph" style:parent-style-name="Text_20_body" style:list-style-name="L12">
      <style:text-properties officeooo:paragraph-rsid="000dcbb6"/>
    </style:style>
    <style:style style:name="P20" style:family="paragraph" style:parent-style-name="Text_20_body" style:list-style-name="L13">
      <style:paragraph-properties fo:margin-top="0cm" fo:margin-bottom="0cm" style:contextual-spacing="false"/>
      <style:text-properties officeooo:paragraph-rsid="000dcbb6"/>
    </style:style>
    <style:style style:name="P21" style:family="paragraph" style:parent-style-name="Text_20_body" style:list-style-name="L13">
      <style:text-properties officeooo:paragraph-rsid="000dcbb6"/>
    </style:style>
    <style:style style:name="P22" style:family="paragraph" style:parent-style-name="Text_20_body">
      <style:text-properties officeooo:paragraph-rsid="000dcbb6"/>
    </style:style>
    <style:style style:name="P23" style:family="paragraph" style:parent-style-name="Text_20_body">
      <style:text-properties officeooo:paragraph-rsid="000efc6d"/>
    </style:style>
    <style:style style:name="P24" style:family="paragraph" style:parent-style-name="Text_20_body">
      <style:text-properties fo:font-weight="bold" officeooo:rsid="0013d241" officeooo:paragraph-rsid="0013d241" style:font-weight-asian="bold" style:font-weight-complex="bold"/>
    </style:style>
    <style:style style:name="T1" style:family="text">
      <style:text-properties fo:font-variant="normal" fo:text-transform="none" style:font-name="system-ui" fo:font-size="10.5pt" fo:letter-spacing="normal" fo:font-style="normal"/>
    </style:style>
    <style:style style:name="T2" style:family="text">
      <style:text-properties fo:font-variant="normal" fo:text-transform="none" style:font-name="system-ui" fo:font-size="10.5pt" fo:letter-spacing="normal" fo:font-style="normal" fo:font-weight="normal"/>
    </style:style>
    <style:style style:name="T3" style:family="text">
      <style:text-properties fo:font-variant="normal" fo:text-transform="none" style:font-name="system-ui" fo:font-size="10.5pt" fo:letter-spacing="normal" fo:font-style="normal" fo:font-weight="normal" officeooo:rsid="000dcbb6"/>
    </style:style>
    <style:style style:name="T4" style:family="text">
      <style:text-properties fo:font-variant="normal" fo:text-transform="none" style:font-name="system-ui" fo:font-size="10.5pt" fo:letter-spacing="normal" fo:font-style="normal" fo:font-weight="normal" officeooo:rsid="00086a8c"/>
    </style:style>
    <style:style style:name="T5" style:family="text">
      <style:text-properties fo:font-variant="normal" fo:text-transform="none" style:font-name="system-ui" fo:font-size="10.5pt" fo:letter-spacing="normal" fo:font-style="normal" fo:font-weight="normal" officeooo:rsid="000f4c04"/>
    </style:style>
    <style:style style:name="T6" style:family="text">
      <style:text-properties fo:font-variant="normal" fo:text-transform="none" style:font-name="system-ui" fo:font-size="10.5pt" fo:letter-spacing="normal" fo:font-style="normal" officeooo:rsid="000dcbb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Les auto-encodeurs sont des réseaux de neurones distinctifs : </text:span>pour compresser et décompresser des données de manière autonome.<text:span text:style-name="T2">ayant le même nombre de neurones dans les couches d’entrée et de sortie. Leur objectif est de produire une sortie aussi proche que possible de l’entrée, rendant l’apprentissage « auto-supervisé ». Ainsi, la perte à minimiser est le coût de reconstruction entre l’entrée et la sortie, ce qui permet de traiter des données non étiquetées.</text:span></text:p>
      <text:p text:style-name="P4">On les divise en deux parties :</text:p>
      <text:p text:style-name="Standard"/>
      <text:p text:style-name="P3">Pendant l’apprentissage, l’encodeur apprend à conserver les informations essentielles pour que le décodeur puisse reconstruire fidèlement l’entrée.</text:p>
      <text:p text:style-name="P3">En gros, l'encodeur compresse les données d'entrée en une version simplifiée, puis le décodeur utilise cette version pour reconstruire l'entrée d'origine.</text:p>
      <text:p text:style-name="P3"/>
      <text:p text:style-name="P3"/>
      <text:p text:style-name="P3"/>
      <text:p text:style-name="P11"><text:span text:style-name="T2">Les Réseaux Antagonistes Génératifs (GANs) sont une classe de réseaux de neurones qui se composent de deux modèles en compétition : un générateur et un discriminateur. Le générateur crée des données similaires à des données réelles à partir de bruits aléatoires, tandis que le discriminateur évalue la plausibilité des données, déterminant si elles proviennent des données réelles ou du générateur. L’objectif est de faire progresser ces deux réseaux à travers un processus d’apprentissage compétitif. </text:span>Lorsque le modèle converge, le générateur est capable de produire des données réalistes, souvent impossibles à distinguer des vraies par des humains.</text:p>
      <text:p text:style-name="Text_20_body"/>
      <text:p text:style-name="P23"><text:span text:style-name="T2">StyleGAN est un type avancé de GAN (Réseaux Antagonistes Génératifs) qui utilise une architecture spéciale pour créer des images très réalistes. </text:span><text:span text:style-name="T5">C’est le générateur qui change par rapport au gan traditionnel. Au début, on transforme notre vecteur z en un vecteur latent.</text:span><text:span text:style-name="T2"> </text:span><text:span text:style-name="T3">En général, le vecteur z est un bruit aléatoire mais dans notre cas, il correspond au code latent de l’image. On utilise un réseau de mapping, c’est-à-dire plusieurs couches entièrement connectées pour transformer notre vecteur latent en un autre vecteur latent <text:s/>w </text:span><text:span text:style-name="T4"><text:s/>ou chaque direction sera associé à un attribut. </text:span><text:span text:style-name="T5">w</text:span><text:span text:style-name="T3"> sera utilisé pour moduler les couches du générateur. Le générateur est composé de plusieurs couches de convolution avec des noyaux de 3x3, qui construisent progressivement l'image de basse à haute résolution.<text:line-break/>Chaque couche de convolution est suivie par une couche d'Adaptive Instance Normalization (AdaIN). Cette couche ajuste les activations de la convolution en fonction du vecteur w, contrôlant ainsi le style à chaque niveau de l'image. Du bruit gaussien est ajouté à chaque étape pour introduire des détails fins et du réalisme dans l'image finale.</text:span></text:p>
      <text:p text:style-name="P23"><text:span text:style-name="T3"/></text:p>
      <text:p text:style-name="P24"><text:span text:style-name="T6">E</text:span><text:span text:style-name="T1">NCODAGE vers l’espace latent</text:span></text:p>
      <text:p text:style-name="P23">Un encodeur pré-entraîné, comme celui proposé par , est utilisé pour projeter les images d'entrée dans l'espace latent étendu W+ du StyleGAN. Cet espace latent W+ permet d'avoir un code latent différent pour chaque couche du générateur StyleGAN, ce qui améliore la qualité de la reconstruction par rapport à l'espace latent original W.</text:p>
      <text:p text:style-name="P23"><text:soft-page-break/>L'encodeur prend en entrée une image réelle et renvoie le code latent correspondant dans l'espace W+. Ce code latent est un vecteur de dimension élevée (par exemple 512) qui capture les caractéristiques de l'image d'entrée.</text:p>
      <text:p text:style-name="P24">Entrées du StyleGAN</text:p>
      <text:p text:style-name="P23">En entrée, le StyleGAN prend un tenseur constant, et non pas un vecteur aléatoire comme c'est le cas dans un GAN standard.</text:p>
      <text:p text:style-name="P23">Ensuite, à chaque couche de convolution du générateur, le StyleGAN utilise des codes de style pour moduler la sortie via des couches de normalisation adaptative (AdaIN).</text:p>
      <text:p text:style-name="P23">Ces codes de style sont obtenus en faisant passer le code latent d'entrée (issu de l'encodage) à travers un réseau de mapping. Ce réseau de mapping transforme le code latent initial en un ensemble de codes de style, un pour chaque couche du générateur.</text:p>
      <text:p text:style-name="P23"><text:span text:style-name="T3"/></text:p>
      <text:p text:style-name="P23"><text:span text:style-name="T3"/></text:p>
      <text:p text:style-name="P23"><text:span text:style-name="T3"/></text:p>
      <text:p text:style-name="P23"><text:span text:style-name="T3"/></text:p>
      <text:h text:style-name="P1" text:outline-level="3">1. Réseau de Mapping</text:h>
      <text:p text:style-name="P22"><text:span text:style-name="Strong_20_Emphasis">Fonction :</text:span> Transformer le bruit d'entrée en un vecteur latent.</text:p>
      <text:p text:style-name="P22"><text:span text:style-name="Strong_20_Emphasis">Étapes :</text:span></text:p>
      <text:list xml:id="list1842968615" text:style-name="L9">
        <text:list-item>
          <text:p text:style-name="P12"><text:span text:style-name="Strong_20_Emphasis">Entrée de Bruit</text:span> : On commence avec un vecteur de bruit aléatoire z.</text:p>
        </text:list-item>
        <text:list-item>
          <text:p text:style-name="P12"><text:span text:style-name="Strong_20_Emphasis">Transformation</text:span> : Ce vecteur de bruit est transformé par plusieurs couches entièrement connectées (fully connected layers) en un vecteur latent w.</text:p>
        </text:list-item>
        <text:list-item>
          <text:p text:style-name="P13"><text:span text:style-name="Strong_20_Emphasis">Espace Latent</text:span> : Le vecteur w appartient à un espace latent W, qui est plus structuré et permet un meilleur contrôle du style de l'image générée.</text:p>
        </text:list-item>
      </text:list>
      <text:h text:style-name="P2" text:outline-level="3">2. Générateur Basé sur le Style</text:h>
      <text:p text:style-name="P22"><text:span text:style-name="Strong_20_Emphasis">Fonction :</text:span> Utiliser le vecteur latent pour moduler les couches de convolution et générer une image.</text:p>
      <text:p text:style-name="P22"><text:span text:style-name="Strong_20_Emphasis">Étapes :</text:span></text:p>
      <text:list xml:id="list1796533451" text:style-name="L10">
        <text:list-item>
          <text:p text:style-name="P14"><text:span text:style-name="Strong_20_Emphasis">Vecteur Latent</text:span> : Le vecteur w est utilisé pour moduler les couches du générateur.</text:p>
        </text:list-item>
        <text:list-item>
          <text:p text:style-name="P14"><text:span text:style-name="Strong_20_Emphasis">Couches de Convolution</text:span> : Le générateur est composé de plusieurs couches de convolution avec des noyaux de 3x3, qui construisent progressivement l'image de basse à haute résolution.</text:p>
        </text:list-item>
        <text:list-item>
          <text:p text:style-name="P15"><text:span text:style-name="Strong_20_Emphasis">Modulation AdaIN</text:span> : Chaque couche de convolution est suivie par une couche d'Adaptive Instance Normalization (AdaIN). Cette couche ajuste les activations de la convolution en fonction du vecteur w, contrôlant ainsi le style à chaque niveau de l'image.</text:p>
        </text:list-item>
      </text:list>
      <text:h text:style-name="P2" text:outline-level="3">3. Ajout de Bruit</text:h>
      <text:p text:style-name="P22"><text:span text:style-name="Strong_20_Emphasis">Fonction :</text:span> Ajouter des détails fins et du réalisme à l'image générée.</text:p>
      <text:p text:style-name="P22"><text:soft-page-break/><text:span text:style-name="Strong_20_Emphasis">Étapes :</text:span></text:p>
      <text:list xml:id="list2071623887" text:style-name="L11">
        <text:list-item>
          <text:p text:style-name="P16"><text:span text:style-name="Strong_20_Emphasis">Bruit Gaussien</text:span> : À chaque couche de génération, du bruit gaussien est ajouté. Ce bruit est différent du bruit d'entrée initial et est utilisé pour introduire des détails fins dans l'image.</text:p>
        </text:list-item>
        <text:list-item>
          <text:p text:style-name="P17"><text:span text:style-name="Strong_20_Emphasis">Perturbation des Détails</text:span> : Le bruit permet de varier les petits détails, rendant les images générées plus réalistes et moins répétitives.</text:p>
        </text:list-item>
      </text:list>
      <text:h text:style-name="P2" text:outline-level="3">Détails Techniques</text:h>
      <text:list xml:id="list3469182451" text:style-name="L12">
        <text:list-item>
          <text:p text:style-name="P18"><text:span text:style-name="Strong_20_Emphasis">Convolutions Classiques</text:span> : Les couches de convolution utilisent des noyaux de 3x3 pour traiter et construire l'image progressivement.</text:p>
        </text:list-item>
        <text:list-item>
          <text:p text:style-name="P18"><text:span text:style-name="Strong_20_Emphasis">AdaIN</text:span> : L'Adaptive Instance Normalization ajuste les activations en fonction du vecteur latent w, permettant un contrôle précis du style.</text:p>
        </text:list-item>
        <text:list-item>
          <text:p text:style-name="P19"><text:span text:style-name="Strong_20_Emphasis">Bruit Gaussien</text:span> : Le bruit ajouté à chaque étape de génération aide à simuler les petites variations présentes dans les images réelles.</text:p>
        </text:list-item>
      </text:list>
      <text:h text:style-name="P2" text:outline-level="3">Résumé du Processus</text:h>
      <text:list xml:id="list2812671793" text:style-name="L13">
        <text:list-item>
          <text:p text:style-name="P20"><text:span text:style-name="Strong_20_Emphasis">Entrée de Bruit</text:span> : Un vecteur de bruit aléatoire est transformé en un vecteur latent w par le réseau de mapping.</text:p>
        </text:list-item>
        <text:list-item>
          <text:p text:style-name="P20"><text:span text:style-name="Strong_20_Emphasis">Modulation des Couches</text:span> : Le générateur utilise ce vecteur latent pour moduler les couches de convolution à travers AdaIN, construisant l'image progressivement de basse à haute résolution.</text:p>
        </text:list-item>
        <text:list-item>
          <text:p text:style-name="P21"><text:span text:style-name="Strong_20_Emphasis">Ajout de Détails</text:span> : Du bruit gaussien est ajouté à chaque étape pour introduire des détails fins et du réalisme dans l'image finale.</text:p>
        </text:list-item>
      </text:list>
      <text:p text:style-name="P22">Grâce à cette architecture, StyleGAN peut générer des images de haute qualité avec un contrôle détaillé sur le style, permettant de créer des variations très réalistes et esthétiquement plaisantes.</text:p>
      <text:p text:style-name="P9"/>
      <text:p text:style-name="P7">Z caractéristiques de l’image </text:p>
      <text:p text:style-name="P7">mapping w c là ou chaque direction sera associé à un attribut </text:p>
      <text:p text:style-name="P7"/>
      <text:p text:style-name="P8">z code latent de l’image</text:p>
      <text:p text:style-name="P8"/>
      <text:p text:style-name="P7"/>
      <text:p text:style-name="Text_20_body"/>
      <text:p text:style-name="Text_20_body"/>
      <text:p text:style-name="P5">StyleGAN se distingue par son architecture de générateur innovante. Au lieu de se baser uniquement sur des couches de convolution et de normalisation, il utilise une architecture basée sur le style, inspirée des techniques de transfert de style. Cette architecture inclut :</text:p>
      <text:p text:style-name="P5">- Un réseau de mapping qui transforme le bruit d'entrée en un vecteur latent dans un espace latent.</text:p>
      <text:p text:style-name="P5"><text:soft-page-break/>- Un générateur composé de couches de convolutions et de couches Adaptive Instance Normalization (AdaIN), modulées par le vecteur latent.</text:p>
      <text:p text:style-name="P5">Détails Techniques</text:p>
      <text:p text:style-name="P5">Dans StyleGAN, on utilise :</text:p>
      <text:p text:style-name="P5">- Convolutions classiques avec un noyau de 3×3.</text:p>
      <text:p text:style-name="P5">- Adaptive Instance Normalization (AdaIN) pour moduler les couches du générateur.</text:p>
      <text:p text:style-name="P5">- Ajout de bruit gaussien à chaque étape de la génération pour ajouter des détails fins aux images.</text:p>
      <text:p text:style-name="P5">En résumé, StyleGAN est une avancée majeure dans le domaine des GANs, offrant une flexibilité et une qualité d'image améliorées grâce à ses innovations architecturales. Son approche basée sur le style et ses techniques de modulation des couches du générateur lui permettent de générer des images haute résolution avec un contrôle détaillé des attributs stylistiques.</text:p>
      <text:p text:style-name="P5"/>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helvetica, arial, sans-serif, 'Apple Color Emoji', 'Segoe UI Emoji', 'Segoe UI Symbol'"/>
    <style:font-face style:name="var jp-content-font-family" svg:font-family="'var jp-content-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09:41:11.763007402</meta:creation-date>
    <dc:date>2024-06-26T16:52:50.049419224</dc:date>
    <meta:editing-duration>PT1H7M15S</meta:editing-duration>
    <meta:editing-cycles>1</meta:editing-cycles>
    <meta:document-statistic meta:table-count="0" meta:image-count="0" meta:object-count="0" meta:page-count="4" meta:paragraph-count="51" meta:word-count="1206" meta:character-count="7594" meta:non-whitespace-character-count="6449"/>
    <meta:generator>LibreOffice/7.3.7.2$Linux_X86_64 LibreOffice_project/30$Build-2</meta:generator>
  </office:meta>
</office:document-meta>
</file>